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style:font-size-asian="16pt" style:font-size-complex="16pt"/>
    </style:style>
    <style:style style:name="P2" style:family="paragraph" style:parent-style-name="Standard">
      <style:text-properties fo:color="#000000" fo:font-size="16pt" officeooo:rsid="00129e5a" officeooo:paragraph-rsid="00129e5a" style:font-size-asian="16pt" style:font-size-complex="16pt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color="#000000" fo:font-size="16pt" fo:font-weight="bold" officeooo:rsid="00129e5a" officeooo:paragraph-rsid="00129e5a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000000" fo:font-size="16pt" fo:font-weight="bold" officeooo:rsid="00177083" officeooo:paragraph-rsid="00177083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fo:font-size="16pt" fo:font-weight="bold" officeooo:rsid="001ad48f" officeooo:paragraph-rsid="001c3b25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fo:font-size="16pt" fo:font-weight="bold" officeooo:rsid="001c3b25" officeooo:paragraph-rsid="001c3b25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weight="bold" officeooo:rsid="001ca207" officeooo:paragraph-rsid="001ca207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6pt" fo:font-weight="bold" officeooo:rsid="001d8bb2" officeooo:paragraph-rsid="001d8bb2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fo:font-size="16pt" fo:font-weight="bold" officeooo:rsid="001eb258" officeooo:paragraph-rsid="001eb258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fo:font-size="16pt" fo:font-weight="normal" officeooo:rsid="00129e5a" officeooo:paragraph-rsid="00129e5a" style:font-size-asian="16pt" style:font-weight-asian="normal" style:font-size-complex="16pt" style:font-weight-complex="normal"/>
    </style:style>
    <style:style style:name="P12" style:family="paragraph" style:parent-style-name="Standard">
      <style:text-properties fo:color="#000000" fo:font-size="16pt" fo:font-weight="normal" officeooo:rsid="0013ecd4" officeooo:paragraph-rsid="0013ecd4" style:font-size-asian="16pt" style:font-weight-asian="normal" style:font-size-complex="16pt" style:font-weight-complex="normal"/>
    </style:style>
    <style:style style:name="P13" style:family="paragraph" style:parent-style-name="Standard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14" style:family="paragraph" style:parent-style-name="Standard">
      <style:text-properties fo:color="#000000" fo:font-size="16pt" fo:font-weight="normal" officeooo:rsid="0015a737" officeooo:paragraph-rsid="0015a737" style:font-size-asian="16pt" style:font-weight-asian="normal" style:font-size-complex="16pt" style:font-weight-complex="normal"/>
    </style:style>
    <style:style style:name="P15" style:family="paragraph" style:parent-style-name="Standard">
      <style:text-properties fo:color="#000000" fo:font-size="16pt" fo:font-weight="normal" officeooo:rsid="00177083" officeooo:paragraph-rsid="00177083" style:font-size-asian="16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fo:font-weight="normal" officeooo:rsid="00194d22" officeooo:paragraph-rsid="00194d22" style:font-size-asian="16pt" style:font-weight-asian="normal" style:font-size-complex="16pt" style:font-weight-complex="normal"/>
    </style:style>
    <style:style style:name="P17" style:family="paragraph" style:parent-style-name="Standard">
      <style:text-properties fo:color="#000000" fo:font-size="16pt" fo:font-weight="normal" officeooo:rsid="001ad48f" officeooo:paragraph-rsid="001ad48f" style:font-size-asian="16pt" style:font-weight-asian="normal" style:font-size-complex="16pt" style:font-weight-complex="normal"/>
    </style:style>
    <style:style style:name="P18" style:family="paragraph" style:parent-style-name="Standard">
      <style:text-properties fo:color="#000000" fo:font-size="16pt" fo:font-weight="normal" officeooo:rsid="001c3b25" officeooo:paragraph-rsid="001c3b25" style:font-size-asian="16pt" style:font-weight-asian="normal" style:font-size-complex="16pt" style:font-weight-complex="normal"/>
    </style:style>
    <style:style style:name="P19" style:family="paragraph" style:parent-style-name="Standard">
      <style:text-properties fo:color="#000000" fo:font-size="16pt" fo:font-weight="normal" officeooo:rsid="001ca207" officeooo:paragraph-rsid="001ca207" style:font-size-asian="16pt" style:font-weight-asian="normal" style:font-size-complex="16pt" style:font-weight-complex="normal"/>
    </style:style>
    <style:style style:name="P20" style:family="paragraph" style:parent-style-name="Standard">
      <style:text-properties fo:color="#000000" fo:font-size="16pt" fo:font-weight="normal" officeooo:rsid="001d8bb2" officeooo:paragraph-rsid="001d8bb2" style:font-size-asian="16pt" style:font-weight-asian="normal" style:font-size-complex="16pt" style:font-weight-complex="normal"/>
    </style:style>
    <style:style style:name="P21" style:family="paragraph" style:parent-style-name="Standard">
      <style:text-properties fo:color="#000000" fo:font-size="16pt" fo:font-weight="normal" officeooo:rsid="001eb258" officeooo:paragraph-rsid="001eb258" style:font-size-asian="16pt" style:font-weight-asian="normal" style:font-size-complex="16pt" style:font-weight-complex="normal"/>
    </style:style>
    <style:style style:name="P22" style:family="paragraph" style:parent-style-name="Standard">
      <style:text-properties fo:color="#000000" fo:font-size="16pt" fo:font-style="normal" fo:font-weight="bold" officeooo:rsid="001ef186" officeooo:paragraph-rsid="001ef186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text-properties fo:color="#000000" fo:font-size="16pt" fo:font-style="normal" fo:font-weight="bold" officeooo:rsid="00200d4c" officeooo:paragraph-rsid="00200d4c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color="#000000" fo:font-size="16pt" fo:font-style="normal" fo:font-weight="bold" officeooo:rsid="0022e787" officeooo:paragraph-rsid="0022e787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color="#000000" fo:font-size="16pt" fo:font-style="normal" fo:font-weight="bold" officeooo:rsid="0022fab9" officeooo:paragraph-rsid="0022fab9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text-properties fo:color="#000000" fo:font-size="16pt" fo:font-style="normal" fo:font-weight="bold" officeooo:rsid="0024d25b" officeooo:paragraph-rsid="0024d25b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text-properties fo:color="#000000" fo:font-size="16pt" fo:font-style="normal" fo:font-weight="bold" officeooo:rsid="0025950a" officeooo:paragraph-rsid="0025950a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text-properties fo:color="#000000" fo:font-size="16pt" fo:font-style="normal" fo:font-weight="normal" officeooo:rsid="001ef186" officeooo:paragraph-rsid="001ef186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text-properties fo:color="#000000" fo:font-size="16pt" fo:font-style="normal" fo:font-weight="normal" officeooo:rsid="00200d4c" officeooo:paragraph-rsid="00200d4c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text-properties fo:color="#000000" fo:font-size="16pt" fo:font-style="normal" fo:font-weight="normal" officeooo:rsid="00229d54" officeooo:paragraph-rsid="00229d54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text-properties fo:color="#000000" fo:font-size="16pt" fo:font-style="normal" fo:font-weight="normal" officeooo:rsid="0022e787" officeooo:paragraph-rsid="0022e787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text-properties fo:color="#000000" fo:font-size="16pt" fo:font-style="normal" fo:font-weight="normal" officeooo:rsid="0025aa77" officeooo:paragraph-rsid="0025aa77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text-properties fo:color="#000000" fo:font-weight="bold" officeooo:rsid="001c3b25" officeooo:paragraph-rsid="001c3b25" style:font-weight-asian="bold" style:font-weight-complex="bold"/>
    </style:style>
    <style:style style:name="P34" style:family="paragraph" style:parent-style-name="Standard">
      <style:text-properties fo:color="#000000" fo:font-weight="normal" officeooo:rsid="001ad48f" officeooo:paragraph-rsid="001ad48f" style:font-weight-asian="normal" style:font-weight-complex="normal"/>
    </style:style>
    <style:style style:name="P35" style:family="paragraph" style:parent-style-name="Standard">
      <style:text-properties fo:color="#000000" fo:font-weight="normal" officeooo:rsid="001d8bb2" officeooo:paragraph-rsid="001d8bb2" style:font-weight-asian="normal" style:font-weight-complex="normal"/>
    </style:style>
    <style:style style:name="P36" style:family="paragraph" style:parent-style-name="Standard">
      <style:text-properties fo:color="#a3238e" fo:font-weight="bold" officeooo:rsid="00177083" officeooo:paragraph-rsid="00177083" style:font-weight-asian="bold" style:font-weight-complex="bold"/>
    </style:style>
    <style:style style:name="P37" style:family="paragraph" style:parent-style-name="Standard">
      <style:text-properties fo:color="#faa61a" fo:font-weight="bold" officeooo:rsid="00194d22" officeooo:paragraph-rsid="00194d22" style:font-weight-asian="bold" style:font-weight-complex="bold"/>
    </style:style>
    <style:style style:name="P38" style:family="paragraph" style:parent-style-name="Standard">
      <style:text-properties fo:font-size="16pt" fo:font-weight="bold" style:font-size-asian="16pt" style:font-weight-asian="bold" style:font-size-complex="16pt"/>
    </style:style>
    <style:style style:name="P39" style:family="paragraph" style:parent-style-name="Standard">
      <style:text-properties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40" style:family="paragraph" style:parent-style-name="Standard">
      <style:text-properties fo:font-size="16pt" style:font-size-asian="16pt" style:font-size-complex="16pt"/>
    </style:style>
    <style:style style:name="P41" style:family="paragraph" style:parent-style-name="Standard">
      <style:text-properties fo:font-size="16pt" officeooo:rsid="0010c9d8" officeooo:paragraph-rsid="0010c9d8" style:font-size-asian="16pt" style:font-size-complex="16pt"/>
    </style:style>
    <style:style style:name="P42" style:family="paragraph" style:parent-style-name="Standard">
      <style:text-properties fo:color="#1f4e79" fo:font-size="16pt" fo:font-style="italic" style:font-size-asian="16pt" style:font-style-asian="italic" style:font-size-complex="16pt"/>
    </style:style>
    <style:style style:name="P43" style:family="paragraph" style:parent-style-name="Standard">
      <style:text-properties fo:color="#44546a" fo:font-size="16pt" fo:font-weight="bold" style:font-size-asian="16pt" style:font-weight-asian="bold" style:font-size-complex="16pt"/>
    </style:style>
    <style:style style:name="P44" style:family="paragraph" style:parent-style-name="Standard">
      <style:text-properties fo:color="#f04e4d" fo:font-size="16pt" fo:font-weight="bold" officeooo:rsid="0013ecd4" officeooo:paragraph-rsid="0013ecd4" style:font-size-asian="16pt" style:font-weight-asian="bold" style:font-size-complex="16pt" style:font-weight-complex="bold"/>
    </style:style>
    <style:style style:name="P45" style:family="paragraph" style:parent-style-name="Standard">
      <style:text-properties fo:color="#00a65d" fo:font-size="16pt" fo:font-weight="bold" officeooo:rsid="001518de" officeooo:paragraph-rsid="001518de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89c765" fo:font-size="16pt" fo:font-style="italic" fo:font-weight="bold" officeooo:rsid="001eb258" officeooo:paragraph-rsid="001eb258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48" style:family="paragraph" style:parent-style-name="Standard">
      <style:text-properties fo:color="#111111" fo:font-size="16pt" fo:font-weight="bold" officeooo:rsid="00261c51" officeooo:paragraph-rsid="00261c51" style:font-size-asian="14pt" style:font-weight-asian="bold" style:font-size-complex="16pt" style:font-weight-complex="bold"/>
    </style:style>
    <style:style style:name="P49" style:family="paragraph" style:parent-style-name="Standard">
      <style:text-properties fo:color="#111111" fo:font-size="16pt" fo:font-weight="bold" officeooo:rsid="00278eec" officeooo:paragraph-rsid="00278eec" style:font-size-asian="14pt" style:font-weight-asian="bold" style:font-size-complex="16pt" style:font-weight-complex="bold"/>
    </style:style>
    <style:style style:name="P50" style:family="paragraph" style:parent-style-name="Standard">
      <style:text-properties officeooo:paragraph-rsid="002e35df"/>
    </style:style>
    <style:style style:name="P51" style:family="paragraph" style:parent-style-name="Standard" style:master-page-name="Standard">
      <style:paragraph-properties style:page-number="auto"/>
      <style:text-properties fo:color="#70ad47" fo:font-size="16pt" fo:font-weight="bold" style:font-size-asian="16pt" style:font-weight-asian="bold" style:font-size-complex="16pt"/>
    </style:style>
    <style:style style:name="P52" style:family="paragraph" style:parent-style-name="Standard" style:list-style-name="L1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53" style:family="paragraph" style:parent-style-name="Standard" style:list-style-name="L2">
      <style:text-properties fo:color="#000000" fo:font-size="16pt" fo:font-weight="normal" officeooo:rsid="00151c4a" officeooo:paragraph-rsid="00151c4a" style:font-size-asian="16pt" style:font-weight-asian="normal" style:font-size-complex="16pt" style:font-weight-complex="normal"/>
    </style:style>
    <style:style style:name="P54" style:family="paragraph" style:parent-style-name="Standard" style:list-style-name="L3">
      <style:text-properties fo:color="#000000" fo:font-size="16pt" fo:font-weight="normal" officeooo:rsid="00177083" officeooo:paragraph-rsid="00177083" style:font-size-asian="16pt" style:font-weight-asian="normal" style:font-size-complex="16pt" style:font-weight-complex="normal"/>
    </style:style>
    <style:style style:name="P55" style:family="paragraph" style:parent-style-name="Standard" style:list-style-name="L4">
      <style:text-properties fo:color="#000000" fo:font-size="16pt" fo:font-style="normal" fo:font-weight="normal" officeooo:rsid="0022fab9" officeooo:paragraph-rsid="0022fab9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 style:list-style-name="L5">
      <style:text-properties fo:color="#000000" fo:font-size="16pt" fo:font-style="normal" fo:font-weight="normal" officeooo:rsid="0024d25b" officeooo:paragraph-rsid="0024d25b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 style:list-style-name="L5">
      <style:text-properties fo:color="#000000" fo:font-size="16pt" fo:font-style="normal" fo:font-weight="normal" officeooo:rsid="0025950a" officeooo:paragraph-rsid="0025950a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 style:list-style-name="L6">
      <style:text-properties fo:color="#000000" fo:font-size="16pt" fo:font-style="normal" fo:font-weight="normal" officeooo:rsid="0025950a" officeooo:paragraph-rsid="0025950a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 style:list-style-name="L6">
      <style:text-properties fo:color="#000000" fo:font-size="16pt" fo:font-style="normal" fo:font-weight="normal" officeooo:rsid="0025aa77" officeooo:paragraph-rsid="0025aa77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 style:list-style-name="L4">
      <style:text-properties officeooo:paragraph-rsid="0022fab9"/>
    </style:style>
    <style:style style:name="P61" style:family="paragraph" style:parent-style-name="Standard" style:list-style-name="L5">
      <style:text-properties officeooo:paragraph-rsid="0024d25b"/>
    </style:style>
    <style:style style:name="P62" style:family="paragraph" style:parent-style-name="Standard" style:list-style-name="L5">
      <style:text-properties officeooo:rsid="0025950a" officeooo:paragraph-rsid="0025950a"/>
    </style:style>
    <style:style style:name="P63" style:family="paragraph" style:parent-style-name="Standard" style:list-style-name="L7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64" style:family="paragraph" style:parent-style-name="Standard" style:list-style-name="L8">
      <style:text-properties fo:color="#e16173" fo:font-size="16pt" fo:font-weight="bold" officeooo:rsid="0025aa77" officeooo:paragraph-rsid="0025aa77" style:font-size-asian="14pt" style:font-weight-asian="bold" style:font-size-complex="16pt" style:font-weight-complex="bold"/>
    </style:style>
    <style:style style:name="P65" style:family="paragraph" style:parent-style-name="Standard" style:list-style-name="L9">
      <style:text-properties fo:color="#729fcf" fo:font-size="16pt" fo:font-weight="bold" officeooo:rsid="00261c51" officeooo:paragraph-rsid="00261c51" style:font-size-asian="14pt" style:font-weight-asian="bold" style:font-size-complex="16pt" style:font-weight-complex="bold"/>
    </style:style>
    <style:style style:name="P66" style:family="paragraph" style:parent-style-name="Standard" style:list-style-name="L10">
      <style:text-properties fo:color="#3faf46" fo:font-size="16pt" fo:font-weight="bold" officeooo:rsid="00278eec" officeooo:paragraph-rsid="00278eec" style:font-size-asian="14pt" style:font-weight-asian="bold" style:font-size-complex="16pt" style:font-weight-complex="bold"/>
    </style:style>
    <style:style style:name="P67" style:family="paragraph" style:parent-style-name="Standard">
      <style:text-properties fo:color="#111111" fo:font-size="16pt" fo:font-weight="bold" officeooo:rsid="002c77a2" officeooo:paragraph-rsid="002c77a2" style:font-size-asian="14pt" style:font-weight-asian="bold" style:font-size-complex="16pt" style:font-weight-complex="bold"/>
    </style:style>
    <style:style style:name="P68" style:family="paragraph" style:parent-style-name="Standard">
      <style:text-properties fo:color="#111111" fo:font-size="16pt" fo:font-weight="bold" officeooo:rsid="002d0b96" officeooo:paragraph-rsid="002d0b96" style:font-size-asian="14pt" style:font-weight-asian="bold" style:font-size-complex="16pt" style:font-weight-complex="bold"/>
    </style:style>
    <style:style style:name="P69" style:family="paragraph" style:parent-style-name="Standard">
      <style:text-properties fo:color="#111111" fo:font-size="16pt" fo:font-weight="bold" officeooo:rsid="002e35df" officeooo:paragraph-rsid="002e35df" style:font-size-asian="14pt" style:font-weight-asian="bold" style:font-size-complex="16pt" style:font-weight-complex="bold"/>
    </style:style>
    <style:style style:name="P70" style:family="paragraph" style:parent-style-name="Standard">
      <style:text-properties fo:color="#111111" fo:font-size="16pt" fo:font-weight="bold" officeooo:rsid="002ee5cc" officeooo:paragraph-rsid="002ee5cc" style:font-size-asian="14pt" style:font-weight-asian="bold" style:font-size-complex="16pt" style:font-weight-complex="bold"/>
    </style:style>
    <style:style style:name="P71" style:family="paragraph" style:parent-style-name="Standard" style:list-style-name="L14">
      <style:text-properties fo:color="#111111" fo:font-size="16pt" fo:font-weight="bold" officeooo:rsid="003004aa" officeooo:paragraph-rsid="003004aa" style:font-size-asian="14pt" style:font-weight-asian="bold" style:font-size-complex="16pt" style:font-weight-complex="bold"/>
    </style:style>
    <style:style style:name="P72" style:family="paragraph" style:parent-style-name="Standard" style:list-style-name="L11">
      <style:text-properties fo:color="#111111" fo:font-size="16pt" fo:font-weight="normal" officeooo:rsid="002d0b96" officeooo:paragraph-rsid="002d0b96" style:font-size-asian="14pt" style:font-weight-asian="normal" style:font-size-complex="16pt" style:font-weight-complex="normal"/>
    </style:style>
    <style:style style:name="P73" style:family="paragraph" style:parent-style-name="Standard">
      <style:text-properties fo:color="#111111" fo:font-size="16pt" fo:font-weight="normal" officeooo:rsid="002d0b96" officeooo:paragraph-rsid="002d0b96" style:font-size-asian="14pt" style:font-weight-asian="normal" style:font-size-complex="16pt" style:font-weight-complex="normal"/>
    </style:style>
    <style:style style:name="P74" style:family="paragraph" style:parent-style-name="Standard" style:list-style-name="L12">
      <style:text-properties fo:color="#111111" fo:font-size="16pt" fo:font-weight="normal" officeooo:rsid="002d0b96" officeooo:paragraph-rsid="002d0b96" style:font-size-asian="14pt" style:font-weight-asian="normal" style:font-size-complex="16pt" style:font-weight-complex="normal"/>
    </style:style>
    <style:style style:name="P75" style:family="paragraph" style:parent-style-name="Standard" style:list-style-name="L13">
      <style:text-properties fo:color="#111111" fo:font-size="16pt" fo:font-weight="normal" officeooo:rsid="002e35df" officeooo:paragraph-rsid="002e35df" style:font-size-asian="14pt" style:font-weight-asian="normal" style:font-size-complex="16pt" style:font-weight-complex="normal"/>
    </style:style>
    <style:style style:name="P76" style:family="paragraph" style:parent-style-name="Standard" style:list-style-name="L13">
      <style:text-properties fo:color="#111111" fo:font-size="16pt" fo:font-weight="normal" officeooo:rsid="002ee5cc" officeooo:paragraph-rsid="002ee5cc" style:font-size-asian="14pt" style:font-weight-asian="normal" style:font-size-complex="16pt" style:font-weight-complex="normal"/>
    </style:style>
    <style:style style:name="P77" style:family="paragraph" style:parent-style-name="Standard">
      <style:text-properties fo:color="#111111" fo:font-size="16pt" fo:font-weight="normal" officeooo:rsid="002ee5cc" officeooo:paragraph-rsid="002ee5cc" style:font-size-asian="14pt" style:font-weight-asian="normal" style:font-size-complex="16pt" style:font-weight-complex="normal"/>
    </style:style>
    <style:style style:name="P78" style:family="paragraph" style:parent-style-name="Standard">
      <style:text-properties fo:color="#111111" fo:font-size="16pt" fo:font-weight="normal" officeooo:rsid="003004aa" officeooo:paragraph-rsid="003004aa" style:font-size-asian="14pt" style:font-weight-asian="normal" style:font-size-complex="16pt" style:font-weight-complex="normal"/>
    </style:style>
    <style:style style:name="P79" style:family="paragraph" style:parent-style-name="Standard" style:list-style-name="L17">
      <style:text-properties fo:color="#111111" fo:font-size="16pt" fo:font-weight="normal" officeooo:rsid="00319938" officeooo:paragraph-rsid="00319938" style:font-size-asian="14pt" style:font-weight-asian="normal" style:font-size-complex="16pt" style:font-weight-complex="normal"/>
    </style:style>
    <style:style style:name="P80" style:family="paragraph" style:parent-style-name="Standard" style:list-style-name="L16">
      <style:text-properties fo:color="#111111" fo:font-size="16pt" fo:font-weight="normal" officeooo:rsid="00319938" officeooo:paragraph-rsid="00319938" style:font-size-asian="14pt" style:font-weight-asian="normal" style:font-size-complex="16pt" style:font-weight-complex="normal"/>
    </style:style>
    <style:style style:name="P81" style:family="paragraph" style:parent-style-name="Standard" style:list-style-name="L17">
      <style:text-properties fo:color="#111111" fo:font-size="16pt" fo:font-weight="normal" officeooo:rsid="003257fd" officeooo:paragraph-rsid="003257fd" style:font-size-asian="14pt" style:font-weight-asian="normal" style:font-size-complex="16pt" style:font-weight-complex="normal"/>
    </style:style>
    <style:style style:name="P82" style:family="paragraph" style:parent-style-name="Standard" style:list-style-name="L18">
      <style:text-properties fo:color="#111111" fo:font-size="16pt" fo:font-weight="normal" officeooo:rsid="00335221" officeooo:paragraph-rsid="00335221" style:font-size-asian="14pt" style:font-weight-asian="normal" style:font-size-complex="16pt" style:font-weight-complex="normal"/>
    </style:style>
    <style:style style:name="P83" style:family="paragraph" style:parent-style-name="Standard" style:list-style-name="L13">
      <style:text-properties officeooo:rsid="002ee5cc" officeooo:paragraph-rsid="002ee5cc"/>
    </style:style>
    <style:style style:name="P84" style:family="paragraph" style:parent-style-name="Standard" style:list-style-name="L15">
      <style:text-properties fo:color="#c9211e" officeooo:rsid="003004aa" officeooo:paragraph-rsid="003004aa"/>
    </style:style>
    <style:style style:name="P85" style:family="paragraph" style:parent-style-name="Standard" style:list-style-name="L15">
      <style:text-properties fo:color="#c9211e" fo:font-size="16pt" fo:font-weight="bold" officeooo:rsid="003004aa" officeooo:paragraph-rsid="003004aa" style:font-size-asian="14pt" style:font-weight-asian="bold" style:font-size-complex="16pt" style:font-weight-complex="bold"/>
    </style:style>
    <style:style style:name="P86" style:family="paragraph" style:parent-style-name="Standard" style:list-style-name="L15">
      <style:text-properties fo:color="#bbe33d" fo:font-size="16pt" fo:font-weight="bold" officeooo:rsid="003004aa" officeooo:paragraph-rsid="003004aa" style:font-size-asian="14pt" style:font-weight-asian="bold" style:font-size-complex="16pt" style:font-weight-complex="bold"/>
    </style:style>
    <style:style style:name="P87" style:family="paragraph" style:parent-style-name="Standard" style:list-style-name="L16">
      <style:text-properties fo:font-weight="bold" officeooo:rsid="00319938" officeooo:paragraph-rsid="00319938" style:font-weight-asian="bold" style:font-weight-complex="bold"/>
    </style:style>
    <style:style style:name="P88" style:family="paragraph" style:parent-style-name="Standard" style:list-style-name="L16">
      <style:text-properties fo:font-weight="bold" officeooo:rsid="00335221" officeooo:paragraph-rsid="00335221" style:font-weight-asian="bold" style:font-weight-complex="bold"/>
    </style:style>
    <style:style style:name="P89" style:family="paragraph" style:parent-style-name="Standard" style:list-style-name="L17">
      <style:text-properties officeooo:paragraph-rsid="00319938"/>
    </style:style>
    <style:style style:name="P90" style:family="paragraph" style:parent-style-name="Standard" style:list-style-name="L17">
      <style:text-properties fo:font-weight="normal" officeooo:rsid="003257fd" officeooo:paragraph-rsid="003257fd" style:font-weight-asian="normal" style:font-weight-complex="normal"/>
    </style:style>
    <style:style style:name="P91" style:family="paragraph" style:parent-style-name="Standard" style:list-style-name="L18">
      <style:text-properties fo:font-weight="normal" officeooo:rsid="00335221" officeooo:paragraph-rsid="00335221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311319" style:font-size-asian="14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ad48f" style:font-size-asian="16pt" style:font-size-complex="16pt"/>
    </style:style>
    <style:style style:name="T7" style:family="text">
      <style:text-properties fo:font-size="16pt" officeooo:rsid="001c3b25" style:font-size-asian="16pt" style:font-size-complex="16pt"/>
    </style:style>
    <style:style style:name="T8" style:family="text">
      <style:text-properties fo:color="#1f4e79" fo:font-size="16pt" fo:font-style="italic" style:font-size-asian="16pt" style:font-style-asian="italic" style:font-size-complex="16pt"/>
    </style:style>
    <style:style style:name="T9" style:family="text">
      <style:text-properties officeooo:rsid="0022e787"/>
    </style:style>
    <style:style style:name="T10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fo:font-size="16pt" fo:font-style="normal" fo:font-weight="normal" officeooo:rsid="0022fab9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fo:font-size="16pt" fo:font-style="normal" fo:font-weight="normal" officeooo:rsid="0024d25b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fo:font-size="16pt" fo:font-style="normal" fo:font-weight="normal" officeooo:rsid="0025950a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fo:font-size="16pt" fo:font-style="normal" fo:font-weight="bold" officeooo:rsid="0022fab9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111111" fo:font-size="16pt" fo:font-weight="normal" style:font-size-asian="14pt" style:font-weight-asian="normal" style:font-size-complex="16pt" style:font-weight-complex="normal"/>
    </style:style>
    <style:style style:name="T16" style:family="text">
      <style:text-properties fo:color="#111111" fo:font-size="16pt" fo:font-weight="normal" officeooo:rsid="002e35df" style:font-size-asian="14pt" style:font-weight-asian="normal" style:font-size-complex="16pt" style:font-weight-complex="normal"/>
    </style:style>
    <style:style style:name="T17" style:family="text">
      <style:text-properties fo:color="#111111" fo:font-size="16pt" fo:font-weight="normal" officeooo:rsid="00319938" style:font-size-asian="14pt" style:font-weight-asian="normal" style:font-size-complex="16pt" style:font-weight-complex="normal"/>
    </style:style>
    <style:style style:name="T18" style:family="text">
      <style:text-properties fo:color="#111111" fo:font-size="16pt" fo:font-weight="normal" officeooo:rsid="003257fd" style:font-size-asian="14pt" style:font-weight-asian="normal" style:font-size-complex="16pt" style:font-weight-complex="normal"/>
    </style:style>
    <style:style style:name="T19" style:family="text">
      <style:text-properties fo:color="#111111" fo:font-size="16pt" fo:font-weight="bold" style:font-size-asian="14pt" style:font-weight-asian="bold" style:font-size-complex="16pt" style:font-weight-complex="bold"/>
    </style:style>
    <style:style style:name="T20" style:family="text">
      <style:text-properties fo:color="#111111" fo:font-size="16pt" style:font-size-asian="14pt" style:font-size-complex="16pt"/>
    </style:style>
    <style:style style:name="T21" style:family="text">
      <style:text-properties fo:color="#111111" fo:font-size="16pt" officeooo:rsid="003004aa" style:font-size-asian="14pt" style:font-size-complex="16pt"/>
    </style:style>
    <style:style style:name="T22" style:family="text">
      <style:text-properties fo:color="#111111" fo:font-size="16pt" officeooo:rsid="00319938" style:font-size-asian="14pt" style:font-size-complex="16pt"/>
    </style:style>
    <style:style style:name="T23" style:family="text">
      <style:text-properties fo:color="#acb20c" fo:font-size="16pt" fo:font-weight="bold" officeooo:rsid="002e35df" style:font-size-asian="14pt" style:font-weight-asian="bold" style:font-size-complex="16pt" style:font-weight-complex="bold"/>
    </style:style>
    <style:style style:name="T24" style:family="text">
      <style:text-properties officeooo:rsid="0034b6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9cm" fo:text-indent="-0.635cm" fo:margin-left="2.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25cm" fo:text-indent="-0.635cm" fo:margin-left="3.3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6cm" fo:text-indent="-0.635cm" fo:margin-left="3.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95cm" fo:text-indent="-0.635cm" fo:margin-left="4.5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3cm" fo:text-indent="-0.635cm" fo:margin-left="5.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65cm" fo:text-indent="-0.635cm" fo:margin-left="5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cm" fo:text-indent="-0.635cm" fo:margin-left="6.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35cm" fo:text-indent="-0.635cm" fo:margin-left="7.1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7cm" fo:text-indent="-0.635cm" fo:margin-left="7.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05cm" fo:text-indent="-0.635cm" fo:margin-left="8.40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4cm" fo:text-indent="-0.635cm" fo:margin-left="7.7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Resumo Banco de dados 06/08/2020</text:p>
      <text:p text:style-name="P38">Arquitetura cliente servidor</text:p>
      <text:p text:style-name="Standard"><text:span text:style-name="T1">Cliente:</text:span><text:span text:style-name="T5"> Faz requisições ao servidor. Enxergar parte do sistema</text:span></text:p>
      <text:p text:style-name="Standard"><text:span text:style-name="T1">Servidor</text:span><text:span text:style-name="T5">: É o que envia as requisições ao cliente. Tem uma visão mais completa do sistema.</text:span></text:p>
      <text:p text:style-name="Standard"><text:span text:style-name="T8">Essa noção de cliente servidor pode mudar de acordo com o contexto. Por exemplo: em um contexto de um usuário navegando por uma página na web o usuário é o cliente e a pagina seria o servidor, porém nesse mesmo contexto olhando para o servidor onde o site está hospedado e o banco de dados ai o servidor passa a ser o cliente (pois faz requisições ao banco) e o banco passa a ser o servidor</text:span><text:span text:style-name="T5">.</text:span></text:p>
      <text:p text:style-name="Standard"><text:span text:style-name="T1">Dado</text:span><text:span text:style-name="T5">: São fatos que podem ser armazenados</text:span></text:p>
      <text:p text:style-name="Standard"><text:span text:style-name="T1">Informação:</text:span><text:span text:style-name="T5"> Conjunto de dados com algum significado</text:span></text:p>
      <text:p text:style-name="Standard"><text:span text:style-name="T1">Conhecimento:</text:span><text:span text:style-name="T5"> É a informação processada e transformada em experiência.</text:span></text:p>
      <text:p text:style-name="Standard"><text:span text:style-name="T1">Banco de dados</text:span><text:span text:style-name="T5">: Coleção de dados inter-relacionados. Representa o mundo real.</text:span></text:p>
      <text:p text:style-name="Standard"><text:span text:style-name="T1">Porque usar um sgbd?</text:span><text:span text:style-name="T5"> Segurança, performance, organização, vários acessos ao mesmo tempo.</text:span></text:p>
      <text:p text:style-name="P38">O que é um SGBD?</text:p>
      <text:p text:style-name="P40">Formado por uma coleção de dados inter-relacionados e por uma coleção de programas para prover acesso a esses dados.</text:p>
      <text:p text:style-name="Standard"><text:span text:style-name="T5">O objetivo é prover um ambiente que seja adequado e eficiente para armazenar e recuperar informação. </text:span><text:soft-page-break/><text:span text:style-name="T5">O MYSQL, ORACLE são exemplos de SGBD. No SGBD prove uma separação clara entre programa e dados. Segurança consistência e integridade são outros objetivos importantes que estão presentes no SGBD.</text:span></text:p>
      <text:p text:style-name="P38">Vantagens do SGBD</text:p>
      <text:p text:style-name="P42">Independência entre dados e programas</text:p>
      <text:p text:style-name="P42">Implementações especializadas para manipulação de dados</text:p>
      <text:p text:style-name="P42">Controle de acessos</text:p>
      <text:p text:style-name="P42">Encapsulamento de funções procedimentos especializados</text:p>
      <text:p text:style-name="P42">Eficiência no processamento de consultas</text:p>
      <text:p text:style-name="P42">Oferecimento de sistemas de backup e recuperação automática</text:p>
      <text:p text:style-name="P42">Integridade entre dados relacionados</text:p>
      <text:p text:style-name="P42">Garantia de padrões.</text:p>
      <text:p text:style-name="P38">Conceitos de Banco de dados</text:p>
      <text:p text:style-name="Standard"><text:span text:style-name="T1">Esquema:</text:span><text:span text:style-name="T5"> Descrição estrutural de um banco de dados.</text:span></text:p>
      <text:p text:style-name="Standard"><text:span text:style-name="T1">Instância:</text:span><text:span text:style-name="T5"> são os dados em si armazenados nas tabelas.</text:span></text:p>
      <text:p text:style-name="P38">SQL – Structured Query Languange</text:p>
      <text:p text:style-name="P40">Linguagem padrão para manipulação de dados em SGBD.</text:p>
      <text:p text:style-name="P41">Existe o padrão ANSI (Versão atual 2016)</text:p>
      <text:p text:style-name="P41"/>
      <text:p text:style-name="P41"/>
      <text:p text:style-name="P41"><text:soft-page-break/></text:p>
      <text:p text:style-name="P3">10/08/2020</text:p>
      <text:p text:style-name="P3">DDL: Data Definition Language</text:p>
      <text:p text:style-name="P1">Utilizada para definição do esquema (estrutura) de um banco</text:p>
      <text:p text:style-name="P3">DML: Data Manipulation Language</text:p>
      <text:p text:style-name="P1">Utilizada para alteração dos dados de um banco de dados (Inclusão, alteração e remoção)</text:p>
      <text:p text:style-name="P3">DQL: Data Querey language</text:p>
      <text:p text:style-name="P1">Linguagem de consulta, utilizada para recuperar informações do banco de dados.</text:p>
      <text:p text:style-name="P3">DCL: Data Control Language</text:p>
      <text:p text:style-name="P1">Linguagem para gerência de usuários e permissões.</text:p>
      <text:p text:style-name="P3">DTL: Data Transaction Language</text:p>
      <text:p text:style-name="P1">Linguagem para controle de transações.</text:p>
      <text:p text:style-name="P1"/>
      <text:p text:style-name="P2">Essas divisões são apenas para fins didáticos. Na vida real todas fazem parte da linguagem SQL.</text:p>
      <text:p text:style-name="P3"/>
      <text:p text:style-name="P4">SGBD – Arquitetura</text:p>
      <text:p text:style-name="P4">Metadados</text:p>
      <text:p text:style-name="P11">São dados sobre o esquema, configuração e estado do banco de dados. Exemplo: uma tabela que armazena a quantidade e o tamanho de tabelas do SGBD)</text:p>
      <text:p text:style-name="P4">Dicionario de dados</text:p>
      <text:p text:style-name="P11"><text:soft-page-break/>São os metadados que descrevem a estrutura do banco de dados(Tabelas, colunas,relacionamentos, tipo de dados, etc).</text:p>
      <text:p text:style-name="P3">Propriedade ACID</text:p>
      <text:p text:style-name="P3">Atomic</text:p>
      <text:p text:style-name="P1">As transações (manipulação de dados) devem ser atômicas, ou seja, ou acontece ou não acontece.</text:p>
      <text:p text:style-name="P3">Consistency</text:p>
      <text:p text:style-name="P1">A consistência aqui, está ligado a integridade dos dados. Eu não posso inserir uma informação ou dado que não faça sentido no contexto desse banco de dados.</text:p>
      <text:p text:style-name="P3">Isolation</text:p>
      <text:p text:style-name="P1">As transações devem ocorrer em paralelo sem que ambas entrem em conflito.</text:p>
      <text:p text:style-name="P3">Durability</text:p>
      <text:p text:style-name="P1">Após confirmada uma operação (COMMIT), as alterações feitas podem ser desfeitas apenas por outra transação subsequente.</text:p>
      <text:p text:style-name="P1"/>
      <text:p text:style-name="P3">Modelo de dados</text:p>
      <text:p text:style-name="P43">Modelo conceitual (alto nível)</text:p>
      <text:p text:style-name="P1">Linguagem próxima a como os usuários finais percebem os dados e relacionamentos entre os mesmos. Exemplo: Modelo de entidade relacionamento</text:p>
      <text:p text:style-name="P43">Modelo lógico (intermediário)</text:p>
      <text:p text:style-name="P40"><text:soft-page-break/>Modelo de dados de representação que fornece conceitos </text:p>
      <text:p text:style-name="P40">compreensíveis por parte dos usuários, mas que não está distante da maneira como os dados serão armazenados no meio de persistência. Exemplo: Modelo Relacional</text:p>
      <text:p text:style-name="P43">Modelo de baixo nível</text:p>
      <text:p text:style-name="P40">Descreve em detalhes como os dados são armazenados no meio de persistência.</text:p>
      <text:p text:style-name="P40"/>
      <text:p text:style-name="P44">Modelo Entidade-Relacionamento</text:p>
      <text:p text:style-name="P12">Para a correta construção de um Banco de dados é necessário entender como os dados relacionarão e o seu armazenamento. Para isso entra a questão da modelagem e é ela que estabelece a forma como os dados serão armazenados e a distribuição.</text:p>
      <text:p text:style-name="P45">Conceito: Atividade de especificação das estruturas de dados e regras de negocio necessárias para suportar uma área de negócios. Representa um conjunto de requerimentos de informações de negocio.</text:p>
      <text:list xml:id="list1882182059" text:style-name="L1">
        <text:list-item>
          <text:p text:style-name="P52">É um projeto de alto nível de abstração.</text:p>
        </text:list-item>
        <text:list-item>
          <text:p text:style-name="P52">Linguagem mais próxima do usuário final</text:p>
        </text:list-item>
        <text:list-item>
          <text:p text:style-name="P52">não se preocupa em representar exatamente como os dados serão armazenados.</text:p>
        </text:list-item>
        <text:list-item>
          <text:p text:style-name="P52">É independente de SGBD específico.</text:p>
        </text:list-item>
        <text:list-item>
          <text:p text:style-name="P52"><text:s/>Modelo conceitual</text:p>
        </text:list-item>
        <text:list-item>
          <text:p text:style-name="P52">Utiliza-se uma notação baseada em diagramas.</text:p>
        </text:list-item>
      </text:list>
      <text:p text:style-name="P13"/>
      <text:p text:style-name="P13"><text:soft-page-break/>Elementos do diagrama de Entidade relacionamento</text:p>
      <text:list xml:id="list1601961801" text:style-name="L2">
        <text:list-item>
          <text:p text:style-name="P53">Entidade.</text:p>
        </text:list-item>
        <text:list-item>
          <text:p text:style-name="P53">Atributo.</text:p>
        </text:list-item>
        <text:list-item>
          <text:p text:style-name="P53">Chave.</text:p>
        </text:list-item>
        <text:list-item>
          <text:p text:style-name="P53">Relacionamento.</text:p>
        </text:list-item>
        <text:list-item>
          <text:p text:style-name="P53">Cardinalidade.</text:p>
        </text:list-item>
      </text:list>
      <text:p text:style-name="P13"/>
      <text:p text:style-name="P14">Entidade.</text:p>
      <text:p text:style-name="P14">No MER a entidade é representada por um retângulo, ela pode ser fraca ou forte.</text:p>
      <text:p text:style-name="P13"/>
      <text:p text:style-name="P14">Atributo.</text:p>
      <text:p text:style-name="P14">São as propriedades das entidades. São representados por elipse, eles podem ser simples ou compostos.</text:p>
      <text:p text:style-name="P14"/>
      <text:p text:style-name="P36"><text:span text:style-name="T5">Modelo Relacional <text:s text:c="2"/></text:span><text:span text:style-name="T7">17/09/2020</text:span></text:p>
      <text:p text:style-name="P15">Proposto por Edgar Codd (IBM RESEARCH) em 1970 como uma nova maneira de representação de dados.</text:p>
      <text:p text:style-name="P15">O modelo usa o conceito de uma relação matemática(algo como uma tabela de valores) como seu bloco de construção básico.</text:p>
      <text:p text:style-name="P15">Codd mostrou que uma visão relacional dos dados permite a sua descrição em uma maneira natural.</text:p>
      <text:p text:style-name="P15"/>
      <text:p text:style-name="P5">Vantagem do modelo relacional.</text:p>
      <text:list xml:id="list967105556" text:style-name="L3">
        <text:list-item>
          <text:p text:style-name="P54"><text:soft-page-break/>Representação mais simples dos dados.</text:p>
        </text:list-item>
        <text:list-item>
          <text:p text:style-name="P54">Facilidade de expressão de consultas complexas.</text:p>
        </text:list-item>
      </text:list>
      <text:p text:style-name="P15">Este modelo vai representar o banco como um conjunto de relações.</text:p>
      <text:p text:style-name="P16">No modelo relacional uma linha na tabela representa uma entidade (fazendo associa<text:span text:style-name="T24">ção</text:span> ao modelo de entidade relacionamento)</text:p>
      <text:p text:style-name="P16"/>
      <text:p text:style-name="P37"><text:span text:style-name="T5">Observação: No mundo relacional <text:s/>chamamos a relação de tabela de valores, mas essa nome</text:span><text:span text:style-name="T6">n</text:span><text:span text:style-name="T5">clatura </text:span><text:span text:style-name="T6">é apenas no âmbito informal. A tabela representa uma RELAÇÃO.</text:span></text:p>
      <text:p text:style-name="P6"/>
      <text:p text:style-name="P33"><text:span text:style-name="T6">T</text:span><text:span text:style-name="T5">erminologia formal.</text:span></text:p>
      <text:p text:style-name="P34"><text:span text:style-name="T5">Na terminologia forma do modelo relacional, uma linha é chamada de </text:span><text:span text:style-name="T2">TUPLA </text:span><text:span text:style-name="T5">, um cabeçalho de uma coluna é conhecido como </text:span><text:span text:style-name="T2">ATRIBUTO, <text:s/></text:span><text:span text:style-name="T5">e a tabela é chamada de </text:span><text:span text:style-name="T2">RELAÇÃO.</text:span></text:p>
      <text:p text:style-name="P17">O domínio é a definição dos valores que um atributo pode possuir.</text:p>
      <text:p text:style-name="P17"/>
      <text:p text:style-name="P17">Relação → tabela</text:p>
      <text:p text:style-name="P17">atributo → <text:s/>coluna</text:p>
      <text:p text:style-name="P17">tupla → linha</text:p>
      <text:p text:style-name="P17">domínio → tipo de dado.</text:p>
      <text:p text:style-name="P18">No modelo relacional não existe o conceito de atributo multi valorado, eles são sempre atômicos.</text:p>
      <text:p text:style-name="P7"><text:soft-page-break/>Esquema de relação.</text:p>
      <text:p text:style-name="P18">É uma forma de representar uma relação de forma simplificada onde eu atribuo um nome para a relação e listo todos os seus atributos.</text:p>
      <text:p text:style-name="P18"/>
      <text:p text:style-name="P8">Restrição de chave</text:p>
      <text:p text:style-name="P19">Em uma mesma relação, suas tuplas são distintas entre si.</text:p>
      <text:p text:style-name="P8">Chave</text:p>
      <text:p text:style-name="P19">É uma super-chave de R sem atributos redundantes.</text:p>
      <text:p text:style-name="P19">Conjunto de atributos mínimos capas de garantir a unicidade.</text:p>
      <text:p text:style-name="P8">Chave primária,chave candidata e chave única.</text:p>
      <text:p text:style-name="P19">Um esquema R pode ter mais de uma chave. Cada uma desses chaves é denominada de chave candidata.</text:p>
      <text:p text:style-name="P35"><text:span text:style-name="T2">Chave primaria</text:span><text:span text:style-name="T5">: definida a partir da escolha de uma chave candidata.</text:span></text:p>
      <text:p text:style-name="P35"><text:span text:style-name="T5">Cada uma das demais chaves candidatas é chamada </text:span><text:span text:style-name="T2">chave única.</text:span></text:p>
      <text:p text:style-name="P9"/>
      <text:p text:style-name="P9">Restrição de integridade de entidade e integridade referencial</text:p>
      <text:p text:style-name="P9"/>
      <text:p text:style-name="P9">Restrição de integridade de entidades</text:p>
      <text:p text:style-name="P20">O valor de uma chave primaria não pode ser NULL.</text:p>
      <text:p text:style-name="P20"/>
      <text:p text:style-name="P20"><text:soft-page-break/></text:p>
      <text:p text:style-name="P10">Restrição de integridade referencial</text:p>
      <text:p text:style-name="P21">É especificada entre duas relações e usada para manter a consistência entre suas tuplas.</text:p>
      <text:p text:style-name="P21">Exemplo: Uma tupla de uma relação A que faz referencia a uma relação B deve fazer a referencia a uma tupla existe na relação B.</text:p>
      <text:p text:style-name="P21"/>
      <text:p text:style-name="P46">Em outras palavras eu não posso ter em uma tabela <text:s/>A uma linha que faz referencia a outra linha em outra tabela B sem que essa linha na tabela B exista.</text:p>
      <text:p text:style-name="P46"/>
      <text:p text:style-name="P22">Chave estrangeira</text:p>
      <text:p text:style-name="P28">É uma tupla que faz referencia a uma outra relação.</text:p>
      <text:p text:style-name="P30">A chave estrangeira deve ter o mesmo domínio que a chave primaria.</text:p>
      <text:p text:style-name="P30"/>
      <text:p text:style-name="P23">Operações de atualização</text:p>
      <text:p text:style-name="P29"><text:s/>Há três tipos de operações básicas de atualização</text:p>
      <text:p text:style-name="P29"><text:s/>INSERT - <text:s/><text:span text:style-name="T9">insere uma nova tupla</text:span></text:p>
      <text:p text:style-name="P29"><text:s/>DELETE - <text:s/><text:span text:style-name="T9">Remove uma tupla</text:span></text:p>
      <text:p text:style-name="P29"><text:s/>UPDATE – <text:span text:style-name="T9">Muda valores nas tuplas</text:span></text:p>
      <text:p text:style-name="P31">Atentar-se para as violações de integridade.</text:p>
      <text:p text:style-name="P31"/>
      <text:p text:style-name="P24">Maperando MER para MR <text:s/>21/09/2020</text:p>
      <text:p text:style-name="P31"/>
      <text:p text:style-name="P25"><text:soft-page-break/>Mapeamento dos Tipos Entidades Fortes</text:p>
      <text:list xml:id="list676004486" text:style-name="L4">
        <text:list-item>
          <text:p text:style-name="P60"><text:span text:style-name="T11">Para cada tipo entidade forte em um </text:span><text:span text:style-name="T14">MER (Entidade – Relacionamento),</text:span><text:span text:style-name="T11"> criar uma nova relação (</text:span><text:span text:style-name="T14">tabela) </text:span><text:span text:style-name="T11">no modelo relacional.</text:span></text:p>
        </text:list-item>
        <text:list-item>
          <text:p text:style-name="P55">Incluir somente atributos simples</text:p>
        </text:list-item>
        <text:list-item>
          <text:p text:style-name="P55">Um atributo chave da entidade é escolhido como chave primária para a nova relação.</text:p>
          <text:p text:style-name="P55"/>
        </text:list-item>
      </text:list>
      <text:p text:style-name="P26">Mapeamento dos atributos multivalorados</text:p>
      <text:list xml:id="list2154715447" text:style-name="L5">
        <text:list-item>
          <text:p text:style-name="P56">Para cada atributo multivalorado, criar uma nova relação.</text:p>
        </text:list-item>
        <text:list-item>
          <text:p text:style-name="P61"><text:span text:style-name="T12">Na nova relação deverá ter um atributo referente a ela </text:span><text:span text:style-name="T13">A</text:span><text:span text:style-name="T12">, mais um atributo FK relacionando com a chave primaria da relação que deu origem ao atributo multivalorado.</text:span></text:p>
        </text:list-item>
        <text:list-item>
          <text:p text:style-name="P62"><text:span text:style-name="T12">A </text:span><text:span text:style-name="T10">chave primaria da nova relação será a combinação dos atributos A e FK.</text:span></text:p>
          <text:p text:style-name="P57"/>
        </text:list-item>
      </text:list>
      <text:p text:style-name="P27">Mapeamento de tipos entidades fracas</text:p>
      <text:list xml:id="list710574130" text:style-name="L6">
        <text:list-item>
          <text:p text:style-name="P58">Para cada tipo entidade fraca é criada uma nova relação.</text:p>
        </text:list-item>
        <text:list-item>
          <text:p text:style-name="P58">Incluir os atributos simples dos atributos compostos.</text:p>
        </text:list-item>
        <text:list-item>
          <text:p text:style-name="P58">Incluir também uma atributo FK relativo à chave primária da entidade forte.</text:p>
        </text:list-item>
        <text:list-item>
          <text:p text:style-name="P59">A chave primaria é a combinação da FK com a chave parcial</text:p>
        </text:list-item>
      </text:list>
      <text:p text:style-name="P32"/>
      <text:p text:style-name="P39"><text:soft-page-break/>Mapeamento de relacionamentos</text:p>
      <text:p text:style-name="P47">Relacionamento 1 para 1</text:p>
      <text:list xml:id="list1508378161" text:style-name="L7">
        <text:list-item>
          <text:p text:style-name="P63">Criar uma chave estrangeira ( pode- se escolher qual relação).</text:p>
        </text:list-item>
      </text:list>
      <text:list xml:id="list3799943804" text:style-name="L8">
        <text:list-item>
          <text:p text:style-name="P64">Optar sempre pela entidade que tenha participação total.</text:p>
        </text:list-item>
        <text:list-item>
          <text:p text:style-name="P64">Atributos simples devem ser inclusos onde a FK foi adicionada. </text:p>
        </text:list-item>
      </text:list>
      <text:p text:style-name="P47"/>
      <text:p text:style-name="P48">Mapeamento de relacionamentos 1 para N (N:1)</text:p>
      <text:list xml:id="list2134171952" text:style-name="L9">
        <text:list-item>
          <text:p text:style-name="P65">Em duas relações (A e B) identificar quem participa do relacionamento uma vez. Ex:B</text:p>
        </text:list-item>
        <text:list-item>
          <text:p text:style-name="P65">Inclua como FK na relação que participa uma vez (B) a PK da outra relação que participa mais de uma vez (A).</text:p>
        </text:list-item>
        <text:list-item>
          <text:p text:style-name="P65">Incluir na relação que p<text:span text:style-name="T24">a</text:span>rticipa uma vez (B) os atributos simples e componentes simples dos atributos compostos do tipo relacionamento. </text:p>
        </text:list-item>
      </text:list>
      <text:p text:style-name="P49"/>
      <text:p text:style-name="P49">Mapeamento de relacionamentos para M:N</text:p>
      <text:list xml:id="list1130988241" text:style-name="L10">
        <text:list-item>
          <text:p text:style-name="P66">Sempre deveremos criar uma nova relação.</text:p>
        </text:list-item>
        <text:list-item>
          <text:p text:style-name="P66">Ela terá seus próprios <text:s/>atributos simples.</text:p>
        </text:list-item>
        <text:list-item>
          <text:p text:style-name="P66">Terá que incluir como chaves estrangeiras as chaves primarias das relações que ela faz parte.</text:p>
        </text:list-item>
        <text:list-item>
          <text:p text:style-name="P66"><text:soft-page-break/>Sua chave primaria será sera combinação das chaves estrangeiras inseridas.</text:p>
        </text:list-item>
      </text:list>
      <text:p text:style-name="P67"/>
      <text:p text:style-name="P67">Mapeamento MER para MR – 24/09/2020</text:p>
      <text:list xml:id="list3400112162" text:style-name="L11">
        <text:list-item>
          <text:p text:style-name="P72">Relacionamento n-ários (envolve mais que duas relações)</text:p>
        </text:list-item>
        <text:list-item>
          <text:p text:style-name="P72">Especializações</text:p>
        </text:list-item>
      </text:list>
      <text:p text:style-name="P73"/>
      <text:p text:style-name="P68">Relacionamento n-ário</text:p>
      <text:list xml:id="list1160632055" text:style-name="L12">
        <text:list-item>
          <text:p text:style-name="P74">Necessariamente criar uma nova relação.</text:p>
        </text:list-item>
        <text:list-item>
          <text:p text:style-name="P74">Incluir como chave estrangeira dessa nova relação criada, as chaves primarias das relações que ela representa.</text:p>
        </text:list-item>
        <text:list-item>
          <text:p text:style-name="P74">A chave primaria dessa nova relação será a combinação <text:s/>das chaves estrangeiras das relações que ela representa.</text:p>
        </text:list-item>
      </text:list>
      <text:p text:style-name="P50"><text:span text:style-name="T16">Observação:</text:span><text:span text:style-name="T23"> Para esse esquema de chave primaria composta atentar-se para a questão de da repetição de dados. Exemplo em uma situação que exista um fornecedor que fornece peças para vários projetos, o mesmo fornecedor não poderá fornecer mais de uma vez para o mesmo projeto.</text:span></text:p>
      <text:p text:style-name="P69"/>
      <text:p text:style-name="P69">Mapeamento de especializações</text:p>
      <text:list xml:id="list866811391" text:style-name="L13">
        <text:list-item>
          <text:p text:style-name="P75">Converter em relações a superclasse e suas especializações(subclasses).</text:p>
        </text:list-item>
        <text:list-item>
          <text:p text:style-name="P83"><text:span text:style-name="T16">O</text:span><text:span text:style-name="T15">pções para conversão</text:span></text:p>
          <text:p text:style-name="P76"><text:soft-page-break/><text:s text:c="4"/>Múltiplas relações – super e subclasse.</text:p>
          <text:p text:style-name="P76"><text:s text:c="4"/>Múltiplas relações – somente subclasse.</text:p>
          <text:p text:style-name="P76"><text:s text:c="4"/>Relação única com um único atributo tipo</text:p>
          <text:p text:style-name="P76"><text:s text:c="4"/>Relação única com vários atributos tipo.</text:p>
        </text:list-item>
        <text:list-item>
          <text:p text:style-name="P76">A escolha da opção mais adequada pode variar de acordo com a necessidade. <text:s text:c="2"/></text:p>
        </text:list-item>
      </text:list>
      <text:p text:style-name="P77"/>
      <text:p text:style-name="P70">Mapeamento MER para MR 28/09/2020</text:p>
      <text:p text:style-name="P70"/>
      <text:list xml:id="list88546495" text:style-name="L14">
        <text:list-item>
          <text:p text:style-name="P71">Múltiplas relações – super e sub classe</text:p>
        </text:list-item>
      </text:list>
      <text:list xml:id="list486020334" text:style-name="L15">
        <text:list-item>
          <text:p text:style-name="P85">Criar uma nova relação para representar a superclasse</text:p>
        </text:list-item>
        <text:list-item>
          <text:p text:style-name="P84"><text:span text:style-name="T3">Incluir na nova relação, os atributos simples <text:s/>da superclasse </text:span><text:span text:style-name="T4">e os componentes simples dos atributos compostos.</text:span></text:p>
        </text:list-item>
        <text:list-item>
          <text:p text:style-name="P86">Criar uma nova relação para as subclasses e os atributos simples</text:p>
        </text:list-item>
        <text:list-item>
          <text:p text:style-name="P86">Incluir também em cada subclasse, uma chave estrangeira relativa à chave primaria. este atributo será a chave primária da relação que representa a subclasse</text:p>
        </text:list-item>
      </text:list>
      <text:p text:style-name="P78">Esta opção funciona para qualquer tipo e especialização (total ou parcial, com restrição de disjunção ou de sobreposição).</text:p>
      <text:list xml:id="list307912774" text:style-name="L16">
        <text:list-item>
          <text:p text:style-name="P87"><text:span text:style-name="T21">M</text:span><text:span text:style-name="T20">últiplas relações – somente subclasse</text:span></text:p>
        </text:list-item>
      </text:list>
      <text:list xml:id="list3690359800" text:style-name="L17">
        <text:list-item>
          <text:p text:style-name="P79"><text:soft-page-break/>Criar relação para representar apenas as subclasses</text:p>
        </text:list-item>
        <text:list-item>
          <text:p text:style-name="P89"><text:span text:style-name="T17">Incluir em cada subclasse, </text:span><text:span text:style-name="T18">como</text:span><text:span text:style-name="T17"> chave primaria, todos os atributos simples e os componentes simples dos atributo compostos da superclasse</text:span></text:p>
        </text:list-item>
        <text:list-item>
          <text:p text:style-name="P81">Incluir também os atributos simples e componentes simples dos atributos compostos das respectivas subclasses</text:p>
        </text:list-item>
        <text:list-item>
          <text:p text:style-name="P81">As subclasses herdam da superclasse a sua chave primaria e ela será a sua chave primaria também.</text:p>
        </text:list-item>
        <text:list-item>
          <text:p text:style-name="P90"><text:span text:style-name="T20">Esta opção funciona </text:span><text:span text:style-name="T19">apenas</text:span><text:span text:style-name="T20"> para a participação total</text:span></text:p>
        </text:list-item>
        <text:list-item>
          <text:p text:style-name="P81">Não é comendada para especializações com restrição de sobreposição, pois resultaria em redundância de dados.</text:p>
        </text:list-item>
      </text:list>
      <text:list xml:id="list201541032918985" text:continue-list="list307912774" text:style-name="L16">
        <text:list-header>
          <text:p text:style-name="P80"/>
        </text:list-header>
        <text:list-item>
          <text:p text:style-name="P88"><text:span text:style-name="T22">R</text:span><text:span text:style-name="T20">elação única com um único atributo tipo</text:span></text:p>
        </text:list-item>
      </text:list>
      <text:list xml:id="list4081438256" text:style-name="L18">
        <text:list-item>
          <text:p text:style-name="P82">Criar apenas uma relação para representar a superclasse e suas respectivas subclasses</text:p>
        </text:list-item>
        <text:list-item>
          <text:p text:style-name="P82">Incluir os atributos simples e os componentes simples dos atributos compostos da subclasse.</text:p>
        </text:list-item>
        <text:list-item>
          <text:p text:style-name="P82">Incluir ainda uma atributo tipo(discriminador), que representará a qual subclasse cada tupla pertencerá.</text:p>
        </text:list-item>
        <text:list-item>
          <text:p text:style-name="P82">A chave da relação será a chave da superclasse.</text:p>
        </text:list-item>
        <text:list-item>
          <text:p text:style-name="P82"><text:soft-page-break/>Esta opção funciona somente para especializações cujas subclasses são disjuntas.</text:p>
        </text:list-item>
        <text:list-item>
          <text:p text:style-name="P91"><text:span text:style-name="T20">Pode gerar muitos valores </text:span><text:span text:style-name="T19">NULL </text:span><text:span text:style-name="T20">caso as subclasses tenham muitos atributos específico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color="#111111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ão Marcos dos Santos Pires</meta:initial-creator>
    <meta:editing-cycles>10</meta:editing-cycles>
    <meta:creation-date>2020-08-23T15:37:00</meta:creation-date>
    <dc:date>2020-11-09T20:15:40.748645251</dc:date>
    <meta:editing-duration>PT20H40M46S</meta:editing-duration>
    <meta:generator>LibreOffice/6.4.6.2$Linux_X86_64 LibreOffice_project/40$Build-2</meta:generator>
    <meta:document-statistic meta:table-count="0" meta:image-count="0" meta:object-count="0" meta:page-count="15" meta:paragraph-count="192" meta:word-count="1944" meta:character-count="12186" meta:non-whitespace-character-count="104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